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26.947cm"/>
    </style:style>
    <style:style style:name="co4" style:family="table-column">
      <style:table-column-properties fo:break-before="auto" style:column-width="6.553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2.316cm"/>
    </style:style>
    <style:style style:name="co7" style:family="table-column">
      <style:table-column-properties fo:break-before="auto" style:column-width="11.758cm"/>
    </style:style>
    <style:style style:name="co8" style:family="table-column">
      <style:table-column-properties fo:break-before="auto" style:column-width="10.045cm"/>
    </style:style>
    <style:style style:name="co9" style:family="table-column">
      <style:table-column-properties fo:break-before="auto" style:column-width="11.074cm"/>
    </style:style>
    <style:style style:name="co10" style:family="table-column">
      <style:table-column-properties fo:break-before="auto" style:column-width="5.039cm"/>
    </style:style>
    <style:style style:name="co11" style:family="table-column">
      <style:table-column-properties fo:break-before="auto" style:column-width="9.095cm"/>
    </style:style>
    <style:style style:name="co12" style:family="table-column">
      <style:table-column-properties fo:break-before="auto" style:column-width="16.217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12.1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2.041cm" fo:break-before="auto" style:use-optimal-row-height="true"/>
    </style:style>
    <style:style style:name="ro7" style:family="table-row">
      <style:table-row-properties style:row-height="2.838cm" fo:break-before="auto" style:use-optimal-row-height="true"/>
    </style:style>
    <style:style style:name="ro8" style:family="table-row">
      <style:table-row-properties style:row-height="3.235cm" fo:break-before="auto" style:use-optimal-row-height="true"/>
    </style:style>
    <style:style style:name="ro9" style:family="table-row">
      <style:table-row-properties style:row-height="2.439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ro11" style:family="table-row">
      <style:table-row-properties style:row-height="1.279cm" fo:break-before="auto" style:use-optimal-row-height="true"/>
    </style:style>
    <style:style style:name="ro12" style:family="table-row">
      <style:table-row-properties style:row-height="1.685cm" fo:break-before="auto" style:use-optimal-row-height="true"/>
    </style:style>
    <style:style style:name="ro13" style:family="table-row">
      <style:table-row-properties style:row-height="2.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ulnérabilité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lnérabilités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3">
            <text:p>Applications</text:p>
          </table:table-cell>
          <table:table-cell office:value-type="string" calcext:value-type="string">
            <text:p> Absence de backup de personnel crit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ontrole d intégrité des donné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déconnexion automatique des connexions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supervision du fonctionnement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ise en compte des bonnes pratiques de sécurité dans le développemen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au niveau applicatif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applicatifs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rveillance des actions de télémaintenance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applications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es applications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s mécanismes de contrôle d'accè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procédure et documentation relative aux modifications apportée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onnées sensibles en clair dans les bases de données liée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roits d accès à l application trop permissif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uvaise gestion des comptes d administration (systèmes ou applicatifs) (partage d authentifiant, mot de passe faible )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comptes d administration génériques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applications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IL</text:p>
          </table:table-cell>
          <table:table-cell office:value-type="string" calcext:value-type="string">
            <text:p> Absence de CI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formelle de déclaration de traitement DCP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4">
            <text:p>Firewall</text:p>
          </table:table-cell>
          <table:table-cell office:value-type="string" calcext:value-type="string">
            <text:p> Absence de passerelles de sécurité réseau visant à cloisonner les réseaux internes de l interne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équipements firewall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u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vue périodique des règles et de la politique de sécurité au sein des firewall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s de la configuration (système et politique de sécurité) du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firewall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u firewall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u firewall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activation de la fonction de détection d'intrusion sur le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firewall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1">
            <text:p>Messagerie</text:p>
          </table:table-cell>
          <table:table-cell office:value-type="string" calcext:value-type="string">
            <text:p> Absence d analyse des messages et des pièces jointes au sein de la messagerie électronique (virus, malware, spam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 authentification et de contrôle d accès à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 authentification forte au niveau des client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serveurs de messageri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(durcissement) et de gestion des configurations des logiciel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vérification de l’origine et de l’intégrité des messages électroniques et des pièces joint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logiciel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s au niveau de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Inexistence ou non mise en oeuvre de mécanismes de chiffrement des messages et des pièces jointes au niveau de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résence de vulnérabilités techniques au niveau des serveurs de messagerie électronique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4">
            <text:p>Personnels</text:p>
          </table:table-cell>
          <table:table-cell office:value-type="string" calcext:value-type="string">
            <text:p> Absence d’identification de l’affectation d’un ordinateur professionnel à une personn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harte administrateurs/exploitant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ontrôle des logiciels / applications installés sur le poste, smartphone ou tablett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formalisation des procédures et règles de gestion des éléments confiés à l’utilisateur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formation à l’utilisation et la maintenance des nouveaux logiciel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lan de gestion du personnel (rotation, service minimal, congés, redondance…)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’astreinte des personnels critiqu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ptitude au respect des regles de sécurité non vérifiées lors du recrutement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Capacité d’installation et d’utilisation d’un logiciel de capture (sniffer) par un usager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nipulation de documents sensibles dans des zones non sécurisé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nque de sensibilisation à la lutte contre les incendi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as de remplacement prévu du personnel en cas d'absence inattendu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rocessus disciplinaire insuffisant ou non dissuasif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Sensibilisation du personnel insuffisante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6">
            <text:p>Postes</text:p>
          </table:table-cell>
          <table:table-cell office:value-type="string" calcext:value-type="string">
            <text:p> Absence de chiffrement des données sur l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journalisation au niveau du système d exploitation d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atériel de remplacemen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sime d'authentification forte pour accéder au système d'exploitation d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amétrage des écrans des veill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poste de travail à leur installation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s utilisat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post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 mécanismes antiviraux (pas d AV, pas de mise à jour, pas de reboot, ...) sur l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u support aux utilisateur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L utilisateur dispose de droits d administration locale sur son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artage d'identifiants d'accès a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mots de passe faibles pour accéder au système d'exploitaiton du poste [POSTE]</text:p>
            <text:p/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8">
            <text:p>Réseaux</text:p>
          </table:table-cell>
          <table:table-cell office:value-type="string" calcext:value-type="string">
            <text:p> Absence d audit ou de contrôle des évén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 identification des matériels dès leur branchement au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backup de personnel crit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tition du LAN en sous-réseaux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)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tection du câblage (câble directement accessible à proximité des serveurs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 de la configuration (système et politique de sécurité)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au niveau des protocoles radio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réseau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équipements réseau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journalisation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équipements réseau</text:p>
            <text:p/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0">
            <text:p>Physique</text:p>
          </table:table-cell>
          <table:table-cell office:value-type="string" calcext:value-type="string">
            <text:p>Absence de fermeture des locaux en dehors des horaires d'ouvertu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mécanismes de vidéosurveilla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Absence de protection et surveillance par un vigil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ensibilisation des utilisateur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ystème d'alarm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défaillance dans l'application des principes de bureau prop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ureaux laissés ouverts en permane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ôle des accès visisteur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mécanismes de contrôle d accès physique aux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ôle interventions techniques dans les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rocédure de sortie de matérie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Absence de sécurisation des accès physiques aux systèmes d'impres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 équipement d alimentation énergétique de secours (onduleurs, groupes électrogènes, arrivées électriques…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limatisat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at de maintenance pour les équipements d infrastructure ou exigences non appropriées aux besoins 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journalisation nominative des accès aux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R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défaillance des mécanismes de protection incendi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Entreposage de matériel inflammable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1">
            <text:p>Serveurs</text:p>
          </table:table-cell>
          <table:table-cell office:value-type="string" calcext:value-type="string">
            <text:p>Absence de backup de personnel critique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déconnexion automatique des connexions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supervision du fonctionnement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amétrage des écrans des veill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serveurs et applicatifs associés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rveillance des actions de télémaintenance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serveurs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es serveurs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 mécanismes antiviraux (pas d'AV, pas de mise à jour, pas de reboot, ...) sur l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procédure et documentation relative aux modifications apportées aux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onnées sensibles en clair dans les bases de donné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uvaise gestion des comptes d administration (systèmes ou applicatifs) (partage d authentifiant, mot de passe faible ) au niveau des serveurs</text:p>
            <text:p/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Utilisation de protocoles d’administration faillibles ou faiblement sécurisés (telnet, ftp, http) au niveau des serveurs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upport externe</text:p>
          </table:table-cell>
          <table:table-cell office:value-type="string" calcext:value-type="string">
            <text:p> Absence de chiffrement sur support amovible ou support de sauvegard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tection physique des supports de sauvegarde</text:p>
            <text:p/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Telecom</text:p>
          </table:table-cell>
          <table:table-cell office:value-type="string" calcext:value-type="string">
            <text:p>Absence de redondance de lien internet (Multihoming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upervision de l activité de la ligne teleco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insuffisance du niveau des exigences de sécurité au sein du contrat de service avec le FAI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11">
            <text:p>TOIP</text:p>
          </table:table-cell>
          <table:table-cell office:value-type="string" calcext:value-type="string">
            <text:p> Absence d audit ou de contrôle des évén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 de la configuration (système et politique de sécurité)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TOIP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équipements TOIP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journalisation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équipements TOIP</text:p>
            <text:p/>
          </table:table-cell>
        </table:table-row>
      </table:table>
      <table:table table:name="Biens supports" table:style-name="ta1">
        <table:table-column table:style-name="co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Famille</text:p>
          </table:table-cell>
          <table:table-cell table:style-name="ce4" office:value-type="string" calcext:value-type="string">
            <text:p>Bien supports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1" table:number-rows-spanned="7">
            <text:p>Environnement physique</text:p>
          </table:table-cell>
          <table:table-cell table:style-name="ce6" office:value-type="string" calcext:value-type="string">
            <text:p>Bureaux</text:p>
          </table:table-cell>
          <table:table-cell table:style-name="ce9"/>
        </table:table-row>
        <table:table-row table:style-name="ro1">
          <table:table-cell/>
          <table:covered-table-cell table:style-name="ce9"/>
          <table:table-cell table:style-name="ce6" office:value-type="string" calcext:value-type="string">
            <text:p><text:s/>Datacenter</text:p>
          </table:table-cell>
          <table:table-cell table:style-name="ce9"/>
        </table:table-row>
        <table:table-row table:style-name="ro1">
          <table:table-cell/>
          <table:covered-table-cell table:style-name="ce9"/>
          <table:table-cell table:style-name="ce6" office:value-type="string" calcext:value-type="string">
            <text:p>Locaux techniques</text:p>
          </table:table-cell>
          <table:table-cell table:style-name="ce9"/>
        </table:table-row>
        <table:table-row table:style-name="ro1">
          <table:table-cell/>
          <table:covered-table-cell/>
          <table:table-cell table:style-name="ce7" office:value-type="string" calcext:value-type="string">
            <text:p>Sites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Zones d'accès au public et chargement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Locaux spécifiques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Equipements physiqu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Environnement utilisateur</text:p>
          </table:table-cell>
          <table:table-cell table:style-name="ce7" office:value-type="string" calcext:value-type="string">
            <text:p>Supports d'authentification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Ordinateurs fixe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Ordinateurs portable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martphones / Tablette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YOD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Imprimantes / Photocopieus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Equipements et infrastructure réseaux</text:p>
          </table:table-cell>
          <table:table-cell office:value-type="string" calcext:value-type="string">
            <text:p>Equipements coeur de réseau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quipements sécurité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éseau filaire, fibre, laser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éseau Wifi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nfrastructure support</text:p>
          </table:table-cell>
          <table:table-cell office:value-type="string" calcext:value-type="string">
            <text:p>Accès internet/télécom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limentation électriqu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lements de climatisation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quipements de téléphoni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quipements de sécurité incendi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Progiciel, Logiciel, SGBD</text:p>
          </table:table-cell>
          <table:table-cell office:value-type="string" calcext:value-type="string">
            <text:p>Développements interne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essageri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ogiciel / Logiciel du marché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ogiciels / Logiciels infogéré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GB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Serveurs &amp; Systèmes d'exploitation</text:p>
          </table:table-cell>
          <table:table-cell office:value-type="string" calcext:value-type="string">
            <text:p>Linux / Unix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ac, OpenVMS, GeCos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Virtualisation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Support d'information</text:p>
          </table:table-cell>
          <table:table-cell office:value-type="string" calcext:value-type="string">
            <text:p>Stockage amovibl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tockage en masse (SAN, NAS)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pport de sauvegard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pport papier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Organisation</text:p>
          </table:table-cell>
          <table:table-cell office:value-type="string" calcext:value-type="string">
            <text:p>Organisation intern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onnel interne utilisateur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onnel interne administrateur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onnel prestataire / fournisseur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onnel développ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yens cryptographiques</text:p>
          </table:table-cell>
          <table:table-cell office:value-type="string" calcext:value-type="string">
            <text:p>Equipements cryptographiques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bjets connectés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Equipements industriels</text:p>
          </table:table-cell>
          <table:table-cell table:style-name="ce6" office:value-type="string" calcext:value-type="string">
            <text:p>Automate programmable</text:p>
          </table:table-cell>
          <table:table-cell table:style-name="ce9"/>
        </table:table-row>
        <table:table-row table:style-name="ro1">
          <table:table-cell/>
          <table:covered-table-cell table:style-name="ce9"/>
          <table:table-cell table:style-name="ce6" office:value-type="string" calcext:value-type="string">
            <text:p>Boitier entrées sorties</text:p>
          </table:table-cell>
          <table:table-cell table:style-name="ce9"/>
        </table:table-row>
        <table:table-row table:style-name="ro1">
          <table:table-cell/>
          <table:covered-table-cell table:style-name="ce9"/>
          <table:table-cell table:style-name="ce6" office:value-type="string" calcext:value-type="string">
            <text:p>Console de pilotage et supervision</text:p>
          </table:table-cell>
          <table:table-cell table:style-name="ce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quipements de maintenance</text:p>
          </table:table-cell>
          <table:table-cell table:style-name="ce7" office:value-type="string" calcext:value-type="string">
            <text:p>PC de maintenance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Supports mobil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Logiciel</text:p>
          </table:table-cell>
          <table:table-cell table:style-name="ce7" office:value-type="string" calcext:value-type="string">
            <text:p>Logiciel et configuration automate</text:p>
          </table:table-cell>
          <table:table-cell/>
        </table:table-row>
        <table:table-row table:style-name="ro2">
          <table:table-cell/>
          <table:covered-table-cell/>
          <table:table-cell table:style-name="ce7" office:value-type="string" calcext:value-type="string">
            <text:p/>
            <text:p>Logiciel de gestion de configuration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Logiciel de maintenance</text:p>
          </table:table-cell>
          <table:table-cell/>
        </table:table-row>
        <table:table-row table:style-name="ro2">
          <table:table-cell/>
          <table:covered-table-cell/>
          <table:table-cell table:style-name="ce7" office:value-type="string" calcext:value-type="string">
            <text:p/>
            <text:p>Logiciel de pilotage et supervision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Personnels</text:p>
          </table:table-cell>
          <table:table-cell office:value-type="string" calcext:value-type="string">
            <text:p>Personnels de maintenanc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onnels intern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éseau et liaison</text:p>
          </table:table-cell>
          <table:table-cell office:value-type="string" calcext:value-type="string">
            <text:p>Liaisons cuivre fibre serie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quipement réseau Switchs</text:p>
          </table:table-cell>
          <table:table-cell/>
        </table:table-row>
      </table:table>
      <table:table table:name="Impacts" table:style-name="ta1">
        <table:table-column table:style-name="co1" table:default-cell-style-name="Default"/>
        <table:table-column table:style-name="co7" table:default-cell-style-name="ce13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4" office:value-type="string" calcext:value-type="string">
            <text:p>Catégories</text:p>
          </table:table-cell>
          <table:table-cell table:style-name="ce16" office:value-type="string" calcext:value-type="string">
            <text:p>Impact</text:p>
          </table:table-cell>
          <table:table-cell table:style-name="ce18" office:value-type="string" calcext:value-type="string">
            <text:p>Exemple </text:p>
          </table:table-cell>
        </table:table-row>
        <table:table-row table:style-name="ro3">
          <table:table-cell/>
          <table:table-cell office:value-type="string" calcext:value-type="string">
            <text:p>IMPACTS SUR LES MISSIONS ET SERVICE DE L'ORGANISATION</text:p>
          </table:table-cell>
          <table:table-cell office:value-type="string" calcext:value-type="string">
            <text:p>CONSÉQUENCES DIRECTES OU INDIRECTES SUR LA RÉALISATION DES MISSIONS ET SERVICES</text:p>
          </table:table-cell>
          <table:table-cell office:value-type="string" calcext:value-type="string">
            <text:p>Incapacité à fournir un service, dégradation de performances</text:p>
            <text:p>opérationnelles, retards, impacts sur la production ou la distribution de biens ou de services, impossibilité de mettre en œuvre</text:p>
            <text:p>un processus clé.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IMPACTS HUMAINS, MATÉRIELS OU ENVIRONNEMENTAUX</text:p>
          </table:table-cell>
          <table:table-cell office:value-type="string" calcext:value-type="string">
            <text:p>IMPACTS SUR LA SÉCURITÉ OU SUR LA SANTÉ DES PERSONNES CONSÉQUENCES DIRECTES OU INDIRECTES SUR L'INTÉGRITÉ PHYSIQUE DE PERSONNES</text:p>
          </table:table-cell>
          <table:table-cell office:value-type="string" calcext:value-type="string">
            <text:p>Accident du travail, maladie professionnelle, perte de vies humaines, mise en danger, crise ou alerte sanitaire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IMPACTS MATÉRIELS DÉGÂTS MATÉRIELS OU DESTRUCTION DE BIENS SUPPORTS</text:p>
          </table:table-cell>
          <table:table-cell office:value-type="string" calcext:value-type="string">
            <text:p>Destruction de locaux ou d’installations, endommagement de</text:p>
            <text:p>moyens de production, usure prématurée de matériels.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IMPACTS SUR L'ENVIRONNEMENT CONSÉQUENCES ÉCOLOGIQUES À COURT OU LONG TERME, DIRECTES OU INDIRECTES</text:p>
          </table:table-cell>
          <table:table-cell office:value-type="string" calcext:value-type="string">
            <text:p>Contamination radiologique ou chimique des nappes phréatiques</text:p>
            <text:p>ou des sols, rejet de polluants dans l’atmosphère.</text:p>
          </table:table-cell>
        </table:table-row>
        <table:table-row table:style-name="ro6">
          <table:table-cell/>
          <table:table-cell office:value-type="string" calcext:value-type="string" table:number-columns-spanned="1" table:number-rows-spanned="3">
            <text:p>IMPACTS SUR LA GOUVERNANCE</text:p>
          </table:table-cell>
          <table:table-cell office:value-type="string" calcext:value-type="string">
            <text:p>IMPACTS SUR LA CAPACITÉ DE DÉVELOPPEMENT OU DE DÉCISION CONSÉQUENCES DIRECTES OU INDIRECTES SUR LA LIBERTÉ DE DÉCIDER, DE DIRIGER, DE METTRE EN ŒUVRE LA STRATÉGIE DE DÉVELOPPEMENT</text:p>
          </table:table-cell>
          <table:table-cell office:value-type="string" calcext:value-type="string">
            <text:p>Perte de souveraineté, perte ou limitation de l'indépendance de</text:p>
            <text:p>jugement ou de décision, limitation des marges de négociation,</text:p>
            <text:p>perte de capacité d'influence, prise de contrôle de l’organisation,</text:p>
            <text:p>changement contraint de stratégie, perte de fournisseurs ou de</text:p>
            <text:p>sous-traitants clés.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MPACTS SUR LE LIEN SOCIAL INTERNE CONSÉQUENCES DIRECTES OU INDIRECTES SUR LA QUALITÉ DES LIENS SOCIAUX AU SEIN DE L’ORGANISATION</text:p>
          </table:table-cell>
          <table:table-cell office:value-type="string" calcext:value-type="string">
            <text:p>Perte de confiance des employés dans la pérennité de l’organisation, exacerbation d'un ressentiment ou de tensions entre groupes,</text:p>
            <text:p>baisse de l’engagement, perte de sens des valeurs communes.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IMPACTS SUR LE PATRIMOINE INTELLECTUEL OU CULTUREL CONSÉQUENCES DIRECTES OU INDIRECTES SUR</text:p>
            <text:p>LES CONNAISSANCES NON-EXPLICITES ACCUMULÉES PAR L’ORGANISATION, SUR LE SAVOIR-FAIRE, SUR LES CAPACITÉS D'INNOVATION, SUR LES RÉFÉRENCES CULTURELLES COMMUNES</text:p>
          </table:table-cell>
          <table:table-cell office:value-type="string" calcext:value-type="string">
            <text:p>Perte de mémoire de l'entreprise (anciens projets, succès ou</text:p>
            <text:p>échecs), perte de connaissances implicites (savoir-faire transmis</text:p>
            <text:p>entre générations, optimisations dans l'exécution de tâches ou</text:p>
            <text:p>de processus), captation d'idées novatrices, perte de patrimoine</text:p>
            <text:p>scientifique ou technique, perte de ressources humaines clés</text:p>
          </table:table-cell>
        </table:table-row>
        <table:table-row table:style-name="ro4">
          <table:table-cell/>
          <table:table-cell office:value-type="string" calcext:value-type="string">
            <text:p>IMPACTS FINANCIERS</text:p>
          </table:table-cell>
          <table:table-cell office:value-type="string" calcext:value-type="string">
            <text:p>CONSÉQUENCES PÉCUNIAIRES, DIRECTES OU INDIRECTES</text:p>
          </table:table-cell>
          <table:table-cell office:value-type="string" calcext:value-type="string">
            <text:p>Perte de chiffre d'affaires, perte d’un marché, dépenses imprévues,</text:p>
            <text:p>chute de valeur en bourse, baisse de revenus, pénalités imposées</text:p>
          </table:table-cell>
        </table:table-row>
        <table:table-row table:style-name="ro5">
          <table:table-cell/>
          <table:table-cell office:value-type="string" calcext:value-type="string">
            <text:p>IMPACTS JURIDIQUES</text:p>
          </table:table-cell>
          <table:table-cell office:value-type="string" calcext:value-type="string">
            <text:p>CONSÉQUENCES SUITE À UNE NON-CONFORMITÉ LÉGALE, RÉGLEMENTAIRE, NORMATIVE OU CONTRACTUELLE</text:p>
          </table:table-cell>
          <table:table-cell office:value-type="string" calcext:value-type="string">
            <text:p>Procès, amende, condamnation d'un dirigeant, amendement</text:p>
            <text:p>de contrat.</text:p>
          </table:table-cell>
        </table:table-row>
        <table:table-row table:style-name="ro5">
          <table:table-cell/>
          <table:table-cell office:value-type="string" calcext:value-type="string">
            <text:p>IMPACTS SUR L'IMAGE ET LA CONFIANCE</text:p>
          </table:table-cell>
          <table:table-cell office:value-type="string" calcext:value-type="string">
            <text:p>CONSÉQUENCES DIRECTES OU INDIRECTES SUR L'IMAGE DE L’ORGANISATION, LA NOTORIÉTÉ, LA CONFIANCE DES CLIENTS</text:p>
          </table:table-cell>
          <table:table-cell office:value-type="string" calcext:value-type="string">
            <text:p>Publication d’articles négatifs dans la presse, perte de crédibilité</text:p>
            <text:p>vis-à-vis de clients, mécontentement des actionnaires, perte de</text:p>
            <text:p>notoriété, perte de confiance d’usagers.</text:p>
          </table:table-cell>
        </table:table-row>
      </table:table>
      <table:table table:name="Sources de risque" table:style-name="ta1">
        <table:table-column table:style-name="co1" table:default-cell-style-name="Default"/>
        <table:table-column table:style-name="co10" table:default-cell-style-name="ce20"/>
        <table:table-column table:style-name="co11" table:default-cell-style-name="ce6"/>
        <table:table-column table:style-name="co12" table:default-cell-style-name="ce1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Profil</text:p>
          </table:table-cell>
          <table:table-cell table:style-name="ce19" office:value-type="string" calcext:value-type="string">
            <text:p>Acteurs</text:p>
          </table:table-cell>
          <table:table-cell table:style-name="ce18" office:value-type="string" calcext:value-type="string">
            <text:p>Mode opératoires</text:p>
          </table:table-cell>
        </table:table-row>
        <table:table-row table:style-name="ro8">
          <table:table-cell/>
          <table:table-cell office:value-type="string" calcext:value-type="string">
            <text:p>ÉTATIQUE</text:p>
          </table:table-cell>
          <table:table-cell office:value-type="string" calcext:value-type="string">
            <text:p>États, agences de renseignement</text:p>
          </table:table-cell>
          <table:table-cell office:value-type="string" calcext:value-type="string">
            <text:p>Attaques généralement conduites par des professionnels, respectant un calendrier et</text:p>
            <text:p>un mode opératoire prédéfinis. Ce profil d’attaquant se caractérise par sa capacité à</text:p>
            <text:p>réaliser une opération offensive sur un temps long (ressources stables, procédures) et à adapter ses outils et méthodes à la topologie de la cible. Par extension, ces acteurs ont</text:p>
            <text:p>les moyens d’acheter ou de découvrir des vulnérabilités jour zéro (0-Day) et certains</text:p>
            <text:p>sont capables d’infiltrer des réseaux isolés et de réaliser des attaques successives pour</text:p>
            <text:p>atteindre une ou des cibles (par exemple au moyen d’une attaque visant la chaîne</text:p>
            <text:p>D’approvisionnement).</text:p>
          </table:table-cell>
        </table:table-row>
        <table:table-row table:style-name="ro9">
          <table:table-cell/>
          <table:table-cell office:value-type="string" calcext:value-type="string">
            <text:p>CRIME ORGANISÉ</text:p>
          </table:table-cell>
          <table:table-cell office:value-type="string" calcext:value-type="string">
            <text:p>Organisations cybercriminelles (mafias, gangs, officines)</text:p>
          </table:table-cell>
          <table:table-cell office:value-type="string" calcext:value-type="string">
            <text:p>Arnaque en ligne ou au président, demande de rançon ou attaque par rançongiciel,</text:p>
            <text:p>exploitation de réseaux de « machines robots » (botnet), etc. En raison notamment de</text:p>
            <text:p>la prolifération de kits d’attaques facilement accessibles en ligne, les cybercriminels</text:p>
            <text:p>mènent des opérations de plus en plus sophistiquées et organisées à des fins lucratives</text:p>
            <text:p>ou de fraude. Certains ont les moyens d’acheter ou de découvrir des vulnérabilités</text:p>
            <text:p>jour zéro (0-Day)</text:p>
          </table:table-cell>
        </table:table-row>
        <table:table-row table:style-name="ro6">
          <table:table-cell/>
          <table:table-cell office:value-type="string" calcext:value-type="string">
            <text:p>TERRORISTE</text:p>
          </table:table-cell>
          <table:table-cell office:value-type="string" calcext:value-type="string">
            <text:p>Cyberterroristes, cybermilices</text:p>
          </table:table-cell>
          <table:table-cell office:value-type="string" calcext:value-type="string">
            <text:p>Attaques habituellement peu sophistiquées mais menées avec détermination à des</text:p>
            <text:p>fins de déstabilisation et de destruction : déni de service (visant par exemple à rendre</text:p>
            <text:p>indisponibles les services d’urgence d’un centre hospitalier, arrêts intempestifs d’un</text:p>
            <text:p>système industriel de production d’énergie), exploitation de vulnérabilités de sites</text:p>
            <text:p>Internet et défigurations.</text:p>
          </table:table-cell>
        </table:table-row>
        <table:table-row table:style-name="ro5">
          <table:table-cell/>
          <table:table-cell office:value-type="string" calcext:value-type="string">
            <text:p>ACTIVISTE IDÉOLOGIQUE</text:p>
          </table:table-cell>
          <table:table-cell office:value-type="string" calcext:value-type="string">
            <text:p>Cyber-hacktivistes, groupements d’intérêt, sectes</text:p>
          </table:table-cell>
          <table:table-cell office:value-type="string" calcext:value-type="string">
            <text:p>Modes opératoires et sophistication des attaques relativement similaires à ceux des</text:p>
            <text:p>cyberterroristes mais motivés par des intentions moins destructrices. Certains acteurs</text:p>
            <text:p>vont mener ces attaques pour véhiculer une idéologie, un message</text:p>
          </table:table-cell>
        </table:table-row>
        <table:table-row table:style-name="ro6">
          <table:table-cell/>
          <table:table-cell office:value-type="string" calcext:value-type="string">
            <text:p>OFFICINE SPÉCIALISÉE</text:p>
          </table:table-cell>
          <table:table-cell office:value-type="string" calcext:value-type="string">
            <text:p>Cybermercenaire</text:p>
          </table:table-cell>
          <table:table-cell office:value-type="string" calcext:value-type="string">
            <text:p>Ce type de hacker chevronné est souvent à l’origine de la conception et de la création</text:p>
            <text:p>d’outils et kits d’attaques 3</text:p>
            <text:p> accessibles en ligne (éventuellement monnayés) qui sont</text:p>
            <text:p>ensuite utilisables « clés en main » par d’autres groupes d’attaquants. Il n’a pas de</text:p>
            <text:p>motivations particulières autres que le gain financier.</text:p>
          </table:table-cell>
        </table:table-row>
        <table:table-row table:style-name="ro1">
          <table:table-cell/>
          <table:table-cell office:value-type="string" calcext:value-type="string">
            <text:p>AMATEUR</text:p>
          </table:table-cell>
          <table:table-cell office:value-type="string" calcext:value-type="string">
            <text:p>Script-kiddies</text:p>
          </table:table-cell>
          <table:table-cell office:value-type="string" calcext:value-type="string">
            <text:p>Attaques basiques mais capacité à utiliser les kits d’attaques accessibles en ligne.</text:p>
          </table:table-cell>
        </table:table-row>
        <table:table-row table:style-name="ro5">
          <table:table-cell/>
          <table:table-cell office:value-type="string" calcext:value-type="string">
            <text:p>VENGEUR</text:p>
          </table:table-cell>
          <table:table-cell office:value-type="string" calcext:value-type="string">
            <text:p>Salarié licencié pour faute grave, prestataire mécontent</text:p>
          </table:table-cell>
          <table:table-cell office:value-type="string" calcext:value-type="string">
            <text:p>Ce profil d’attaquant se caractérise par sa détermination et sa connaissance interne des</text:p>
            <text:p>systèmes et processus organisationnels. Cela peut le rendre redoutable et lui conférer</text:p>
            <text:p>un pouvoir de nuisance important.</text:p>
          </table:table-cell>
        </table:table-row>
        <table:table-row table:style-name="ro9">
          <table:table-cell/>
          <table:table-cell table:style-name="ce21" office:value-type="string" calcext:value-type="string">
            <text:p>MALVEILLANT PATHOLOGIQUE</text:p>
          </table:table-cell>
          <table:table-cell office:value-type="string" calcext:value-type="string">
            <text:p>Concurrent déloyal, Client malhonnête, Escroc, Fraudeur</text:p>
          </table:table-cell>
          <table:table-cell office:value-type="string" calcext:value-type="string">
            <text:p>Ici, soit l’attaquant dispose d’un socle de connaissances en informatique qui l’amène</text:p>
            <text:p>à tenter de compromettre le SI de sa cible, soit il exploite par lui-même des kits</text:p>
            <text:p>d’attaques disponibles en ligne, soit il décide de sous-traiter l’attaque informatique</text:p>
            <text:p>en faisant appel à une officine spécialisée. Dans certains cas, l’attaquant peut porter</text:p>
            <text:p>son attention sur une source interne (salarié mécontent, prestataire peu scrupuleux)</text:p>
            <text:p>et tenter de la corrompre.</text:p>
          </table:table-cell>
        </table:table-row>
      </table:table>
      <table:table table:name="Evenements redoutés" table:style-name="ta1">
        <table:table-column table:style-name="co1" table:default-cell-style-name="Default"/>
        <table:table-column table:style-name="co1" table:default-cell-style-name="ce13"/>
        <table:table-column table:style-name="co13" table:default-cell-style-name="ce5"/>
        <table:table-column table:style-name="co14" table:default-cell-style-name="ce5"/>
        <table:table-column table:style-name="co1" table:number-columns-repeated="2" table:default-cell-style-name="ce9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 office:value-type="string" calcext:value-type="string">
            <text:p>Thème</text:p>
          </table:table-cell>
          <table:table-cell table:style-name="ce27" office:value-type="string" calcext:value-type="string">
            <text:p>Sous-thème</text:p>
          </table:table-cell>
          <table:table-cell table:style-name="ce27" office:value-type="string" calcext:value-type="string">
            <text:p>Menac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tenu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20">
            <text:p>Matériel</text:p>
          </table:table-cell>
          <table:table-cell table:style-name="ce28" office:value-type="string" calcext:value-type="string" table:number-columns-spanned="1" table:number-rows-spanned="5">
            <text:p><text:s/>Usage d’un équipement ou d’un matériel</text:p>
          </table:table-cell>
          <table:table-cell office:value-type="string" calcext:value-type="string">
            <text:p>utilisation abusive d’un ordinateur à des fins personnelles, voire pour un </text:p>
            <text:p>usage inapproprié ou illicite 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stockage de fichiers personnels sur l’ordinateur de bureau (ex. vidéos non </text:p>
            <text:p>Professionnelles) 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<text:s/>usage d’une imprimante à des fins personnelles ou au détriment d’autrui 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covered-table-cell table:number-columns-repeated="2"/>
          <table:table-cell office:value-type="string" calcext:value-type="string">
            <text:p>stockage d’informations sensibles sur des supports inappropriés (disque </text:p>
            <text:p>dur non protégé, clé USB, CDROM laissé sur un bureau…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perte ou vol d’un ordinateur (surtout portable), ou d’un support de don</text:p>
            <text:p>nées électronique (clé USB, CDROM, disque dur amovible) notamment </text:p>
            <text:p>lors d’un déplacement ou d’un déménagemen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table:style-name="ce28" office:value-type="string" calcext:value-type="string" table:number-columns-spanned="1" table:number-rows-spanned="6">
            <text:p><text:s/>Observation d’un équipement</text:p>
          </table:table-cell>
          <table:table-cell office:value-type="string" calcext:value-type="string">
            <text:p>observation d’un écran à travers une fenêtre 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bservation de la saisie d’un code au clavier 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écoute d’une conversation diffusée sur les haut-parleurs de l’ordinate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géolocalisation d’un matériel (à partir de son adresse IP ou par le réseau </text:p>
            <text:p>Téléphoniqu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interception de signaux compromettants émis par l’affichage à l’écran ou </text:p>
            <text:p>les touches du clav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pose d’un dispositif-espion matériel (keylogger) sur la face arrière d’un </text:p>
            <text:p>poste de trava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table:style-name="ce28" office:value-type="string" calcext:value-type="string" table:number-columns-spanned="1" table:number-rows-spanned="9">
            <text:p>Fonctionnement du matériel</text:p>
          </table:table-cell>
          <table:table-cell office:value-type="string" calcext:value-type="string">
            <text:p>surcharge d’un disque dur ou d’un serveur aboutissant à une pan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erturbations électriques ou électromagnétiqu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i/Non</text:p>
          </table:table-cell>
        </table:table-row>
        <table:table-row table:style-name="ro12">
          <table:table-cell/>
          <table:covered-table-cell table:number-columns-repeated="2"/>
          <table:table-cell office:value-type="string" calcext:value-type="string">
            <text:p>panne électrique involontaire (remplacement d’un poste par un ordinateur </text:p>
            <text:p>plus consommateur en énergie, rupture de câbles électriques suite à des </text:p>
            <text:p>travaux de terrassement, court-circuit dû à la foudre, erreur de branche</text:p>
            <text:p>ment ou incident électrique…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vieillissement du matériel susceptible d’entraîner un crash du disque d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ultiples déplacements du matériel (ordinateur por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ordinateur travaillant dans un milieu pollué, humide, ou corrosif (atelier </text:p>
            <text:p>industriel…), ou en présence d’ondes électromagnétiques ou de vibra</text:p>
            <text:p>tions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covered-table-cell table:number-columns-repeated="2"/>
          <table:table-cell office:value-type="string" calcext:value-type="string">
            <text:p>chute du matériel pendant une installation ou un déménagement (voir </text:p>
            <text:p>Vandalisme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<text:s/>effacement des données par passage d’un aimant sur un disque d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covered-table-cell table:number-columns-repeated="2"/>
          <table:table-cell office:value-type="string" calcext:value-type="string">
            <text:p> présence d’un code malveillant destiné à empêcher le fonctionnement de </text:p>
            <text:p>tout ou partie du matérie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16">
            <text:p>Logiciel</text:p>
          </table:table-cell>
          <table:table-cell table:style-name="ce28" office:value-type="string" calcext:value-type="string" table:number-columns-spanned="1" table:number-rows-spanned="16">
            <text:p>Menaces sur l’usage de logiciels</text:p>
          </table:table-cell>
          <table:table-cell office:value-type="string" calcext:value-type="string">
            <text:p>un logiciel est piégé (keylogger), ou corrompu par un code malveilla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un logiciel accède ou copie de manière inappropriée voire illicite des don</text:p>
            <text:p>nées métiers, des données de configuration d’équipements, ou collecte des </text:p>
            <text:p>données métiers partagées dans un réseau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un logiciel supprime de manière inappropriée des données, journaux </text:p>
            <text:p>d’événements, enregistrements de conversations, etc. qu’ils soient en mé</text:p>
            <text:p>moire, sur un disque dur ou sur un suppo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ui/Non</text:p>
          </table:table-cell>
        </table:table-row>
        <table:table-row table:style-name="ro13">
          <table:table-cell/>
          <table:covered-table-cell table:number-columns-repeated="2"/>
          <table:table-cell office:value-type="string" calcext:value-type="string">
            <text:p> un logiciel crée ou modifie des données de manière inappropriée : mes</text:p>
            <text:p>sages injurieux sur un forum, configuration d’un système, insertion d’une </text:p>
            <text:p>page web ou défiguration sur un site Internet, élévation de privilèges d’un </text:p>
            <text:p> compte utilisateur, effacement de traces d’opérations dans un journal </text:p>
            <text:p>d’événements, fraud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logiciel collecte des données de configuration d’un réseau, balaie les </text:p>
            <text:p>adresses internes réseau ou recense les ports ouver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covered-table-cell table:style-name="ce28"/>
          <table:table-cell office:value-type="string" calcext:value-type="string">
            <text:p>un logiciel exploite des données de base pour en extraire des informations </text:p>
            <text:p>confidentielles (recoupement, infocentre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logiciel utilise des mécanismes de stéganographie pour transmettre des </text:p>
            <text:p>données discrè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un agent utilise un logiciel professionnel pour des besoins personnel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covered-table-cell table:number-columns-repeated="2"/>
          <table:table-cell office:value-type="string" calcext:value-type="string">
            <text:p>un agent connecte son ordinateur portable personnel compromis par un </text:p>
            <text:p>attaquant au résea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un agent transfère systématiquement tous les messages qu’il reçoit sur un </text:p>
            <text:p>compte de messagerie personnel dont le mot de passe a été cassé par un </text:p>
            <text:p>groupe d’attaquant notoi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e machine du réseau est compromise pour réaliser un envoi massif d’in</text:p>
            <text:p>formations par courrier électronique (spam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covered-table-cell table:style-name="ce28"/>
          <table:table-cell office:value-type="string" calcext:value-type="string">
            <text:p>un utilisateur utilise, volontairement une copie d’un logiciel dont le fonc</text:p>
            <text:p>tionnement n’est pas garanti (par exemple une contrefaço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logiciel est utilisé sans achat de la licence correspondante, ou la licence </text:p>
            <text:p>n’est pas renouvelé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un logiciel est analysé par l’attaquant en vue d’être corrompu : observation </text:p>
            <text:p>de son fonctionnement, observation de l’emploi de son espace mémoire, </text:p>
            <text:p>ingénierie inverse, etc.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out ou partie du logiciel est détruit par un virus (bombe logique…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i/Non</text:p>
          </table:table-cell>
        </table:table-row>
        <table:table-row table:style-name="ro12">
          <table:table-cell/>
          <table:covered-table-cell table:number-columns-repeated="2"/>
          <table:table-cell office:value-type="string" calcext:value-type="string">
            <text:p>le logiciel est modifié de manière involontaire : mise à jour avec une mau</text:p>
            <text:p>vaise version, modification de la configuration en maintenance, activation </text:p>
            <text:p>ou désactivation de fonctions, changement de paramétrage du réseau, </text:p>
            <text:p>modification des règles de routage ou de résolution des noms de domaine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table-cell office:value-type="string" calcext:value-type="string" table:number-columns-spanned="1" table:number-rows-spanned="6">
            <text:p>Réseau</text:p>
          </table:table-cell>
          <table:table-cell table:style-name="ce28" office:value-type="string" calcext:value-type="string" table:number-columns-spanned="1" table:number-rows-spanned="6">
            <text:p><text:s/>Menaces sur les réseaux</text:p>
          </table:table-cell>
          <table:table-cell office:value-type="string" calcext:value-type="string">
            <text:p>un attaquant écoute les informations circulant sur le réseau informatique </text:p>
            <text:p>ou téléphonique, et réémet un message confidentiel vers l’adresse d’un </text:p>
            <text:p>forum publi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un attaquant sature le réseau par un envoi massif de messag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point d’accès sans fil mal configuré permet l’écoute de l’ensemble des </text:p>
            <text:p>données qui transitent par Wi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attaquant sectionne les câbles d’une ligne téléphonique (tord la fibre </text:p>
            <text:p>optique) empêchant physiquement la transmission des messag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e équipe de maintenance remplace un câble existant par un autre de </text:p>
            <text:p>moins grande capacité, etc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covered-table-cell table:style-name="ce28"/>
          <table:table-cell office:value-type="string" calcext:value-type="string">
            <text:p>des voleurs dérobent les câbles de transmission en cuivre pour les revendre </text:p>
            <text:p>à la ferrail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9">
            <text:p>Personnes</text:p>
          </table:table-cell>
          <table:table-cell table:style-name="ce28" office:value-type="string" calcext:value-type="string" table:number-columns-spanned="1" table:number-rows-spanned="9">
            <text:p>Menaces sur les personnels</text:p>
          </table:table-cell>
          <table:table-cell office:value-type="string" calcext:value-type="string">
            <text:p>l’unique administrateur d’une application critique est victime d’une épi</text:p>
            <text:p>démie de gripp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e grève des transports paralyse l’accès au site hébergeant les postes de </text:p>
            <text:p>Travai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e contamination dans le restaurant d’entreprise crée une intoxication </text:p>
            <text:p>alimentaire chez de nombreux ag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l’un des agents se déplaçant régulièrement bavarde avec des inconnus </text:p>
            <text:p>rencontrés au wagon-bar du TGV des anomalies de fonctionnement du </text:p>
            <text:p>Systè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agent, perturbé par une surcharge de tâches, commet des erreurs de </text:p>
            <text:p>manipulation du systè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covered-table-cell table:style-name="ce28"/>
          <table:table-cell office:value-type="string" calcext:value-type="string">
            <text:p>l’ergonomie du poste de travail (mauvais éclairage, siège inconfortable, </text:p>
            <text:p>etc.) nuit au bon usage du logicie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un agent passe une part significative de son temps de travail sur les sites </text:p>
            <text:p>de jeux en ligne, ce qui nuit à l’efficacité du systè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’agent expert dans l’usage d’une fonction critique du système demande sa </text:p>
            <text:p>mutation pour se rapprocher de son conjo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une réorganisation ou un déménagement rompent les échanges entre per</text:p>
            <text:p>sonnes qui s’étaient établies pour pallier les faiblesses fonctionnelles du </text:p>
            <text:p>Systè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table-cell office:value-type="string" calcext:value-type="string" table:number-columns-spanned="1" table:number-rows-spanned="3">
            <text:p>Locaux</text:p>
          </table:table-cell>
          <table:table-cell table:style-name="ce28" office:value-type="string" calcext:value-type="string" table:number-columns-spanned="1" table:number-rows-spanned="3">
            <text:p>Menaces sur les locaux</text:p>
          </table:table-cell>
          <table:table-cell office:value-type="string" calcext:value-type="string">
            <text:p>il existe un risque qu’un incendie se déclenche dans les locaux sans être </text:p>
            <text:p>Détect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ui/Non</text:p>
          </table:table-cell>
        </table:table-row>
        <table:table-row table:style-name="ro11">
          <table:table-cell/>
          <table:covered-table-cell table:number-columns-repeated="2"/>
          <table:table-cell office:value-type="string" calcext:value-type="string">
            <text:p>le bâtiment hébergeant le système se situe dans une zone industrielle  </text:p>
            <text:p>comportant des entreprises soumises à autorisation préfectorale (ex.  </text:p>
            <text:p>SEVESO) susceptibles de générer un accident industriel (explosion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i/Non</text:p>
          </table:table-cell>
        </table:table-row>
        <table:table-row table:style-name="ro10">
          <table:table-cell/>
          <table:covered-table-cell table:number-columns-repeated="2"/>
          <table:table-cell office:value-type="string" calcext:value-type="string">
            <text:p>emploi de mauvais matériaux, construction défectueuse, mouvements de </text:p>
            <text:p>terrain sapant les fondations, infiltration d’eau dans le sol, et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ui/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30:13.363000000</meta:creation-date>
    <dc:date>2025-01-23T14:08:43.095449655</dc:date>
    <meta:editing-duration>PT34M46S</meta:editing-duration>
    <meta:editing-cycles>8</meta:editing-cycles>
    <meta:generator>LibreOffice/7.4.7.2$Linux_X86_64 LibreOffice_project/40$Build-2</meta:generator>
    <meta:document-statistic meta:table-count="5" meta:cell-count="477" meta:object-count="0"/>
  </office:meta>
</office:document-meta>
</file>